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9. Avaliar Tema</text:h>
      <text:p text:style-name="Text_20_body"/>
      <text:h text:style-name="Heading_20_2" text:outline-level="2">Descrição:</text:h>
      <text:p text:style-name="Text_20_body"><text:tab/>O usuário pode fazer a avaliação de um tema específico.</text:p>
      <text:h text:style-name="Heading_20_2" text:outline-level="2">Atores:</text:h>
      <text:p text:style-name="Text_20_body"><text:tab/>Usuário privado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2" text:outline-level="2">Fluxo Principal[Avaliar]:</text:h>
      <text:p text:style-name="Text_20_body"><text:tab/>1 - No tema desejado o sistema apresenta todas as avaliações cadastradas. [A.1 – Excluir][A.2 – Detalhar]</text:p>
      <text:p text:style-name="Text_20_body"><text:tab/>2 - O viajante seleciona a opção de avaliar.</text:p>
      <text:p text:style-name="Text_20_body"><text:tab/>3 - O sistema exibe a tela com o formulário para o cadastro da avaliação.</text:p>
      <text:p text:style-name="Text_20_body"><text:tab/>4 - O viajante preenche a avaliação e clica em salvar. [E.1]</text:p>
      <text:p text:style-name="Text_20_body"><text:tab/>5 - O sistema exibe os dados do objeto que teve a avaliação atribuída e mostra todas as avaliações relacionadas.</text:p>
      <text:h text:style-name="Heading_20_2" text:outline-level="2">Fluxos Alternativos:</text:h>
      <text:p text:style-name="Standard"><text:tab/>A.1 [Excluir]</text:p>
      <text:p text:style-name="Text_20_body"><text:tab/><text:tab/>1 – O usuário clica na opção excluir avaliaçã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a avaliação e lista todas as avaliações do objeto.</text:p>
      <text:p text:style-name="Text_20_body"><text:tab/>A.2 [Detalhar]</text:p>
      <text:p text:style-name="Text_20_body"><text:tab/><text:tab/>1 – O usuário clica em ler mais.</text:p>
      <text:p text:style-name="Text_20_body"><text:tab/><text:tab/>2 – O sistema apresenta em detalhes as avaliações do tema.</text:p>
      <text:h text:style-name="Heading_20_2" text:outline-level="2"><text:soft-page-break/>Fluxos de exceção: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09-18T09:02:44</dc:date>
    <meta:editing-duration>PT00H46M07S</meta:editing-duration>
    <meta:editing-cycles>17</meta:editing-cycles>
    <meta:generator>OpenOffice.org/3.0$Unix OpenOffice.org_project/300m15$Build-9379</meta:generator>
    <meta:document-statistic meta:table-count="0" meta:image-count="0" meta:object-count="0" meta:page-count="2" meta:paragraph-count="31" meta:word-count="230" meta:character-count="1330"/>
    <meta:user-defined meta:name="Informações 1"/>
    <meta:user-defined meta:name="Informações 2"/>
    <meta:user-defined meta:name="Informações 3"/>
    <meta:user-defined meta:name="Informações 4"/>
  </office:meta>
</office:document-meta>
</file>